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Arial Unicode MS1" svg:font-family="'Arial Unicode M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P2" style:family="paragraph" style:parent-style-name="Footer">
      <style:text-properties fo:language="en" fo:country="IN"/>
    </style:style>
    <style:style style:name="P3" style:family="paragraph" style:parent-style-name="Heading_20_1">
      <style:paragraph-properties fo:text-align="justify" style:justify-single-word="false" fo:break-before="page"/>
      <style:text-properties fo:language="en" fo:country="IN"/>
    </style:style>
    <style:style style:name="P4" style:family="paragraph" style:parent-style-name="Heading_20_2">
      <style:paragraph-properties fo:text-align="justify" style:justify-single-word="false"/>
      <style:text-properties fo:language="en" fo:country="IN"/>
    </style:style>
    <style:style style:name="P5" style:family="paragraph" style:parent-style-name="Heading_20_3">
      <style:paragraph-properties fo:text-align="justify" style:justify-single-word="false"/>
      <style:text-properties fo:language="en" fo:country="IN"/>
    </style:style>
    <style:style style:name="P6" style:family="paragraph" style:parent-style-name="Heading_20_4">
      <style:paragraph-properties fo:text-align="justify" style:justify-single-word="false"/>
      <style:text-properties fo:language="en" fo:country="IN"/>
    </style:style>
    <style:style style:name="P7" style:family="paragraph" style:parent-style-name="List_20_Paragraph">
      <style:paragraph-properties fo:margin-left="0.635cm" fo:margin-right="0cm" fo:text-align="justify" style:justify-single-word="false" fo:text-indent="0cm" style:auto-text-indent="false"/>
      <style:text-properties fo:language="en" fo:country="IN"/>
    </style:style>
    <style:style style:name="P8" style:family="paragraph" style:parent-style-name="Standard">
      <style:paragraph-properties fo:text-align="justify" style:justify-single-word="false"/>
      <style:text-properties fo:language="en" fo:country="IN"/>
    </style:style>
    <style:style style:name="P9" style:family="paragraph" style:parent-style-name="Standard">
      <style:paragraph-properties fo:text-align="justify" style:justify-single-word="false"/>
      <style:text-properties fo:color="#2e74b5" loext:opacity="100%" style:font-name="Calibri Light" fo:font-size="16pt" fo:language="en" fo:country="IN" style:font-size-asian="16pt" style:font-name-complex="Mangal" style:font-size-complex="16pt"/>
    </style:style>
    <style:style style:name="P10" style:family="paragraph" style:parent-style-name="List_20_Paragraph" style:list-style-name="WWNum31">
      <style:paragraph-properties fo:text-align="justify" style:justify-single-word="false"/>
      <style:text-properties fo:language="en" fo:country="IN"/>
    </style:style>
    <style:style style:name="P11" style:family="paragraph" style:parent-style-name="List_20_Paragraph" style:list-style-name="WWNum32">
      <style:paragraph-properties fo:text-align="justify" style:justify-single-word="false"/>
      <style:text-properties fo:language="en" fo:country="IN"/>
    </style:style>
    <style:style style:name="P12" style:family="paragraph" style:parent-style-name="List_20_Paragraph" style:list-style-name="WWNum89">
      <style:paragraph-properties fo:text-align="justify" style:justify-single-word="false"/>
      <style:text-properties fo:language="en" fo:country="IN"/>
    </style:style>
    <style:style style:name="P13" style:family="paragraph" style:parent-style-name="List_20_Paragraph" style:list-style-name="WWNum33">
      <style:paragraph-properties fo:text-align="justify" style:justify-single-word="false"/>
      <style:text-properties fo:language="en" fo:country="IN"/>
    </style:style>
    <style:style style:name="P14" style:family="paragraph" style:parent-style-name="List_20_Paragraph" style:list-style-name="WWNum34">
      <style:paragraph-properties fo:text-align="justify" style:justify-single-word="false"/>
      <style:text-properties fo:language="en" fo:country="IN"/>
    </style:style>
    <style:style style:name="P15" style:family="paragraph" style:parent-style-name="List_20_Paragraph" style:list-style-name="WWNum10">
      <style:paragraph-properties fo:margin-left="0.635cm" fo:margin-right="0cm" fo:text-align="justify" style:justify-single-word="false" fo:text-indent="-0.635cm" style:auto-text-indent="false"/>
      <style:text-properties fo:language="en" fo:country="IN"/>
    </style:style>
    <style:style style:name="T1" style:family="text">
      <style:text-properties fo:color="#8496b0" loext:opacity="100%" fo:font-size="12pt" fo:letter-spacing="0.106cm" style:font-size-asian="12pt" style:font-size-complex="12pt"/>
    </style:style>
    <style:style style:name="T2" style:family="text">
      <style:text-properties fo:color="#8496b0" loext:opacity="100%" fo:font-size="12pt" style:font-size-asian="12pt" style:font-size-complex="12pt"/>
    </style:style>
    <style:style style:name="T3" style:family="text">
      <style:text-properties fo:color="#323e4f" loext:opacity="100%" fo:font-size="12pt" style:font-size-asian="12pt" style:font-size-complex="12pt"/>
    </style:style>
    <style:style style:name="T4"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Subscription Ecosystem </text:h>
      <text:p text:style-name="P8"/>
      <text:p text:style-name="P8">Let me first define my interpretation of the word ‘ecosystem’.</text:p>
      <text:p text:style-name="P8">Ecosystem is an environment composed of one or more subsystems each carrying out its own stated responsibilities as well as collaborating with others to enable them carry their responsibilities, so as to achieve the common objective/purpose. Each subsystem carries out its scoped responsibilities through a well-defined lifecycle, and some activities in that lifecycle may depend upon one or more lifecycle activities of other sub systems or upon some external supplementary systems for driving a specific purpose.</text:p>
      <text:p text:style-name="P8">Subscription ecosystem is aimed at providing abilities to merchants to prepare for subscription business by registering set of products for the same, track business performance of each of them and thereby the whole business, analyse impact of various factors on the performance of each product and provide precise and timely notifications and recommendations so as to make necessary corrections/remediation activities to ensure sustainable and growing business. On the other hand it offers its potential subscribers a plethora of subscriptionable products and provide them various subscription ‘schemes’ which will not only fulfil their periodic needs but also enable them significant cost savings and give them a much enhanced customer experience.</text:p>
      <text:p text:style-name="P8">We do not claim this to be “all-in-one” shop for all business needs. The lifecycle support for executing a business in subscription mode and the required ‘intelligence’ to periodically introspect the business performance and correct the earlier decisions is the heart of subscription business model and hence the same is covered in detail in this document. The needed support such as inventory management, vendor association management, staff engagement management, infrastructure management, accounting management, payment gateways etc. are either same as those in instantaneous business &amp; available through existing/third party systems OR some of them may need a different thinking and detailed analysis. For example: The logistics management for subscription may need a separate analysis due to its predictability of delivery schedule, quantity and may warrant a dedicated logistics management ecosystem for subscription business model. But the same is not covered here.</text:p>
      <text:p text:style-name="P8">This is done for the purpose. We strongly believe that different decision abilities are needed for carrying out each of the diversified responsibilities, for which different thinking will be required to manage every unique aspect of business. Hence intelligence required to carry out each diversified responsibility should be built in its own system. For example: Inventory management deals with optimization of stock management and logistical needs, account management deals with adherence to necessary taxation laws and financial auditing rules along with basic account book keeping. Since purposes are completely different, the systems to manage each show should also be ‘niche’, just for specific purpose. <text:s/>In subscription ecosystem we focused on the niche challenge of managing subscription business model for products offering periodic buying pattern and relied for all these supplementary aspects via external systems. </text:p>
      <text:p text:style-name="P8"><text:soft-page-break/>The layout of this ecosystem is based on the famous “Domain Driven Design” approach. Instead of defining a system as a large set of procedural and closely coupled business services, it is strongly recommended to define every business concern as a separate domain and form a loosely coupled association across multiple domains, each domain is capable of carrying 90-95% of its own responsibilities and collaborate with other domains through events to fulfil remaining 5-10% of them. Thus enhancement or change of responsibilities in one domain will have negligible impact on other domains as they hardly know each other.</text:p>
      <text:p text:style-name="P8">Subscription ecosystem is divided into set of following domains</text:p>
      <text:list xml:id="list2683180937" text:style-name="WWNum31">
        <text:list-item>
          <text:p text:style-name="P10">Product</text:p>
        </text:list-item>
        <text:list-item>
          <text:p text:style-name="P10">Business</text:p>
        </text:list-item>
        <text:list-item>
          <text:p text:style-name="P10">Subscriber(Subscription)</text:p>
        </text:list-item>
        <text:list-item>
          <text:p text:style-name="P10">Benefits</text:p>
        </text:list-item>
        <text:list-item>
          <text:p text:style-name="P10">Communication</text:p>
        </text:list-item>
        <text:list-item>
          <text:p text:style-name="P10">Payments</text:p>
        </text:list-item>
        <text:list-item>
          <text:p text:style-name="P10">Business Activity Management</text:p>
        </text:list-item>
      </text:list>
      <text:p text:style-name="P8">Each domain is responsible for finite set of activities/functions and these activities are triggered by either external stimulus (some operation done by subscriber or by merchant) or they are triggered by the life cycle events by the same or different domains.</text:p>
      <text:p text:style-name="P8">Each domain will have its own customization aspect where merchant can decide (configure) appropriate policies to adopt and appropriate thresholds and business rules specific to that domain.</text:p>
      <text:p text:style-name="P8">‘Event’ based collaboration is thought here as it happens in real life rather than invocation of predefined set of activities in specific sequence. <text:s/>Think of a scenario where merchant decides to make a price change looking at increasing or decreasing demand. Or think of merchant changing order to suppliers to supply for more or less volume of a product. These are ‘decisions’ that merchant takes, using his/her expertise and experience in the business when he/she receives a specific trigger or an ‘event’. <text:s/>The same philosophy is adopted here. Every change in situation or ‘state’ is considered as an ‘event’ and there are event ‘listeners’ responsible for taking decision according to the state change. As in one of the above example if the demand of a product increases beyond its stated prediction, the change of state in prediction of product demand triggers an event describing the amount of anticipated change in demand. Such an event makes its listener take a decision to order more volume of that product.</text:p>
      <text:p text:style-name="P8">Any user journey can be thought of, each domain carrying out responsibilities specific to it and bounces the outcome in the form of any event. The interested domain(s) then receive this event and carries out dependent responsibility. Sender domain need not know what the lifecycle sequence is or who the receivers are. Receiver do not know what set of activities have happened before receiving an event, or who has published it. This is how domains remain completely decoupled from each other and still collaborate so as to form a user journey.</text:p>
      <text:p text:style-name="P8">This is synonymous to different departments in a big company working within themselves and collaborate across, by passing messages containing appropriate information required for further processing by stakeholder departments. Also</text:p>
      <text:p text:style-name="P8"><text:soft-page-break/>Hence the ecosystem design is being laid out for the purpose of implementing software platform, but it is not confined to that. The same design can as well be thought of laying out manual implementation for subscription business where the merchant may think of appropriate softwares and tools to support the same.</text:p>
      <text:h text:style-name="P4" text:outline-level="2">10,000 feet business flow of the subscription ecosystem.</text:h>
      <text:h text:style-name="P5" text:outline-level="3">Subscriber business flow</text:h>
      <text:p text:style-name="P8"/>
      <text:list xml:id="list2718264300" text:style-name="WWNum10">
        <text:list-item>
          <text:p text:style-name="P15">When products of certain business line are published on the popular channels such as mobile app, web portal etc. many customers may be interested in subscribing for them. So a customer will register himself/herself as a subscriber with the merchant and obtains an identity by which he/she can be identified as a subscriber henceforth. He can use the same identity for subscriptions and their multiple renewals henceforth.</text:p>
        </text:list-item>
        <text:list-item>
          <text:p text:style-name="P15">A subscriber subscribes for products of choice. Subscription for a product includes choosing appropriate product brand, deciding total period for which subscriber wants to receive that product, frequency/periodicity of the receiving that product and volume per delivery that he/she wishes to receive it. Thus a subscriber’s registration to receive multiple different products at defined periodicities for a registered duration is termed as ‘subscription’ henceforth.</text:p>
        </text:list-item>
        <text:list-item>
          <text:p text:style-name="P15">He/she may have chosen different periodicity and total duration of subscription for each of the selected products. Example: Some products are expected monthly, few are needed quarterly and so on. The products having overlapping delivery date form a basket. Example: intended monthly delivery for third month and first quarterly delivery should be combined together so as to form on delivery basket. This is multiple ‘baskets’ are getting formed for a subscriber which will be delivered to him/her at pre-defined dates for each of them.</text:p>
        </text:list-item>
        <text:list-item>
          <text:p text:style-name="P15">Subscriber chooses one among the available payment schemes provided by the merchant for determining how he/she would like to pay for the registered subscription. A Payment Scheme is organization/distribution of total payment of subscription (getting calculated at subscription confirmation as well as at subscription alterations) as well as variable payment element which may get added to/subtracted from the remaining payment due to alterations in the offer price of selected products during a subscription period. Here we have assumed that merchant may have provided range of payment schemes so as to make shopping through subscription affordable to appetite of customers from all income categories. </text:p>
        </text:list-item>
        <text:list-item>
          <text:p text:style-name="P15">During subscription period subscriber may wish to make changes to subscription content. He/she can change the product/brand OR can alter the periodic volume of subscribed products/brands, or may simply remove few products from current subscription portfolio. He/she can also decide to withdraw from current subscription, where current subscription is deemed terminated and all remaining deliveries are cancelled. Here it is recommended that no penalties are exercised upon alteration of subscription or its abrupt termination, so as provide required flexibility to subscribers to change their minds any time during active subscription period. Instead merchant should try to exercise other mechanisms to promote subscribers for sticking to agreed subscription contract and complete its agreed duration and volume.</text:p>
        </text:list-item>
        <text:list-item>
          <text:p text:style-name="P15"><text:soft-page-break/>Subscriber is typically attracted to subscribe firstly because merchant is offering the products/brands of his/her choice at lucrative/discounted prices, thus providing opportunities to save money on each individual subscription and on total purchase. Since a registered product will be supplied to the subscriber multiple times (and at different times) during subscription period, its price seen at the time of subscription may or may not stay the same throughout the subscription period (due to inflation effect or stress between demand and supply). Hence subscriber may have to pay more or less for a product than the price at which it was subscribed for and this amount may vary multiple times during subscription period. It may create feeling of being fooled in subscriber’s mind, as he/she will be receiving the same product at different prices at each delivery. This is one of biggest job for the merchant to use his/her past experience on the price elasticity of different products and categorize each product in portfolio as ‘price committed’, ‘percent discount committed’ or ‘none committed’ category and publish the same against each product, as well as provide a disclaimer to the subscriber accordingly so as to make him/her ware of this fact. We will see ahead what these category means. For now it is important to understand that prices for few products vary significantly and multiple times during a year, whereas for few products/brands the prices are relatively stable and rarely vary during a year. This information is used by merchant to categorize each of them in the above mentioned categories.</text:p>
        </text:list-item>
        <text:list-item>
          <text:p text:style-name="P15">Merchant may wish to set upper limit on the period for which a subscriber can subscribe set of products for. If a subscriber wishes to continue his/her association with merchant he/she can simply renews the subscription. At renewal same set of products/ brands are carried forward in the renewed subscription, which subscriber can edit/alter. <text:s/>But now contained products may be offered with revised commitment categories or revised price figures, depending upon current market situation. These offerings may be better than earlier subscription for few products and in other products they may cost more to subscriber.</text:p>
        </text:list-item>
        <text:list-item>
          <text:p text:style-name="P15">Similarly merchant may also enforce upper limit on the total subscription amount permissible for a subscription. And also a rule that a subscriber can have only one active subscription at a time. This is to prevent misuse of subscription by resellers to purchase goods at discounted prices and then resell them at MRPs.</text:p>
        </text:list-item>
        <text:list-item>
          <text:p text:style-name="P15">Retaining the subscribers gained, by honouring his longer term association with the merchant and volume of purchase should be enabled by merchant by offering some add on benefits. Additionally subscribers should be promoted to renew their subscriptions after completion of earlier ones, by offering some kind of loyalty benefits. Optionally the merchant, supplier or manufacturing company may wish to offer additional benefits for a subscriber for pursuing prolonged associations with a specific product brand. A satisfied subscriber will not only renew his/her subscriptions but also appreciates his buying experience thereby motivating his/her friends/colleagues/relatives to think of opting for the same (probably with same merchant). <text:s/>Thus subscriber should be promoted to refer some of the friends/colleagues to subscribe to the same merchant, and upon materialization of referral cases should be rewarded for the referral by added benefits. Since in all these cases he/she is providing support for a sustainable and prospering business to the merchant, he /she may be awarded benefits in addition to discounted product prices. These benefits can be in form of cashback options, reward points or something else. </text:p>
        </text:list-item>
        <text:list-item>
          <text:p text:style-name="P15"><text:soft-page-break/>Similar to payment schemes merchant can define benefit vesting policies which determine how the benefits gained by a subscriber are being vested to him/her. With the defined vesting policy subscriber will keep on receiving a part of gained benefits after predefined interval/deliveries. When subscriber alters subscription, the benefits are re-determined. The alteration may result into getting additional benefits, reducing current benefits or cancellation of earlier allocated benefits (if the alteration results into subscriber falling shorter to the defined benefit to which he was found eligible prior to alteration). The vesting of gained benefits in instalments safeguards merchant from passing on undue benefits if the subscriber who made alterations later found to be not-eligible for the benefits to which earlier he/she was found eligible.</text:p>
        </text:list-item>
        <text:list-item>
          <text:p text:style-name="P15">The periodic aggregated deliveries are dispatched to the shipping address provided by subscriber and upon successful receipt of each of these deliveries its equivalent revenue is recognized by the merchant. In case subscriber returns some part of delivery basket or full basket then either of equivalent revenue of accepted goods in only recognized or no revenue is recognized for that (cancelled) delivery.</text:p>
        </text:list-item>
        <text:list-item>
          <text:p text:style-name="P15">It is recommended to let the subscriber use earned benefits for paying back his/her dues. Also he/she should be able to gift these points to any of the referral.</text:p>
        </text:list-item>
        <text:list-item>
          <text:p text:style-name="P15">After completion of subscription period (all deliveries are completed), current subscription is deemed ‘closed’ or ‘deactivated’. The ‘closed’ status is assigned if there are no dues pending from either side. In case subscriber is yet to pay some part of subscription payment OR if subscriber is yet to receive some refund from the merchant OR subscriber has not used all the benefits gained by him/her and the same is accumulated in the benefits account then the subscription status is marked as ‘deactivated’. In either case subscriber’s registration with merchant continues but it may not have any active subscription until he/she renews it. In case subscriber renews his/her subscription for a new term then these pending dues are consumed for the new subscription and then earlier subscription is ‘closed’.</text:p>
        </text:list-item>
      </text:list>
      <text:h text:style-name="P5" text:outline-level="3">Merchant Business Flow</text:h>
      <text:p text:style-name="P7"/>
      <text:list xml:id="list2156550580" text:style-name="WWNum32">
        <text:list-item>
          <text:p text:style-name="P11">A merchant lists/registers set of products for making them available for subscription. The products which exhibit periodic buying pattern are mostly the candidates. However some products which are ‘seasonal’ in nature can also be the candidates.</text:p>
        </text:list-item>
        <text:list-item>
          <text:p text:style-name="P11">During registration of a product merchant has to decide if the pricing category of that product should be ‘price committed’, ‘percent discount committed’ or none committed’. As we have seen earlier in detail the pricing category is typically determined by ratio of supply to demand for a product as well as impact of inflation on the price of the product. If product is in ‘essential’ category and its supply is highly volatile its price may fluctuate greatly and multiple times during a year. Also frequent fluctuations in the price may or may not fluctuate the margin being gained form that product. Despite multiple price fluctuations in a year if a relatively constant profit margin is always ensured for the merchant then he/she may wish to register pricing category as ‘percent discount committed’. But with frequent price fluctuations if merchant’s expected gain is also highly volatile then that product may be registered as ‘none committed’. In case product is relatively price stable and its supply to demand ratio is relatively constant then merchant may wish to categorize it as ‘price committed’. </text:p>
        </text:list-item>
        <text:list-item>
          <text:p text:style-name="P11"><text:soft-page-break/>Determining pricing category and making changes to already determined category is dependent on merchant’s personality, experience and appetite to take risks. Some merchants may not wish to adopt any price commitment category and may simply go with ‘none committed’ option for all range of products. If merchant has decided to adopt any of the ‘commitment’ category for product, and if the product does not fulfil the commitment for prolonged period due to dynamics in inflation and supply to demand, as it may result into merchant incurring huge losses. Hence in case of adoption any ‘commitment’ category merchant is advised to also put an upper limit to maximum subscription period for that period/for whole subscription. Due to the maximum subscription period, the price/discount commitment for a product if any, will last only until end of this period for each subscription, thus minimizing losses due to price fluctuations. When subscriber will ’renew’ subscription new offer price (or even new pricing category) may be offered to for the same product.</text:p>
        </text:list-item>
        <text:list-item>
          <text:p text:style-name="P11">Determination of pricing category (and eventually the offer price) for a product should not be merely left to the merchant’s experience and vigilance. Some intelligence must be in place to introspect the supply and demand dynamics of each product as well as impact of inflation and provide periodic recommendations to the merchant for an appropriate pricing category for each of the product. An artificial intelligence solution which is carrying continuous analysis at the background and suggesting appropriate recommendations is going to be ‘must have’ in case of huge subscription business containing thousands of product portfolios. </text:p>
        </text:list-item>
        <text:list-item>
          <text:p text:style-name="P11">How does pricing category and offer price of a product is determined? The basic component of analysis a product’s performance and demand dynamics is collecting lot of historical data and using it for periodic forecasting on various business parameters. Forecast will be made for every product individually, depending upon DNA of the product. Example forecast is how many new/total subscriptions it may win during each period in future and how much churning (dropouts) may take place. The forecasts should be ‘self-correcting’. It means the earlier forecasts were on earlier business trends, which change over time. Also when the merchant keeps on launching more and more lucrative offer prices for a product or more and more lucrative benefit schemes the trends may keep undergoing changes. In such case the earlier forecast remain no more valid. So a ‘forecast invalidation trigger’ for each product should trigger its forecast again based on latest actual business data. We will see in detail how to set the ‘invalidation trigger’ for each product later in detail. <text:s/>The forecasted performance of various business parameters determine what category to be assigned to a product and also what should be the instantaneous offer price of that product. Merchant determines offer price of a product, then validates real performance of that product against its predicted performance. In case actual performance deviates from predicted performance, it triggers change of offer price. The same trigger also initiates re- forecasting of that product as the earlier predictions are no more valid. Thus the cycle of forecasting of a product performance, its comparison with actual performance, change of offer price on the deviation continues for each product.</text:p>
        </text:list-item>
        <text:list-item>
          <text:p text:style-name="P11">When business initially starts there may not be any historical reference data available for predicting how will the demand for a product shape up. In such case merchant may need to apply his/her experience of that product and define manual forecast for future periods depending upon his/her knowledge of popularity/monopolistic behaviour of that product. <text:soft-page-break/>This manual forecast (expected to be at least for a year ahead) may not be very precise and close to reality. But as real demand for a product starts getting registered week on week/month on month it accumulates ‘experience’ on that product which can help correct the forecast as per the reality.</text:p>
        </text:list-item>
        <text:list-item>
          <text:p text:style-name="P11">The demand forecast predicts performance of the product in near future period and helps merchant is making decisions on periodic purchase/procurement of goods aligning to these predictions. For example the forecast on rate of demand increase/decrease makes merchant decide how much total volume for that product should be ordered in a year, in what chunks as well as what periodicity it should be procured, so that the procurement should be close to the deliveries. So after getting forecast we assume that merchant has negotiated supply of each product from different suppliers with best rates and provided delivery schedule to them as per the demand schedule predicted in the forecast. The negotiated purchase price is then fed to the ecosystem so as to arrive at budget. If the process of ‘prediction corrections’ make a significant difference in the demand dynamics of some products then the same gets handled by the merchant with suppliers so as to avoid wastage and losses due to it.</text:p>
        </text:list-item>
        <text:list-item>
          <text:p text:style-name="P11">The forecast also sets the budget required for purchasing each product from respective supplier as per unit rate negotiated with each of them and forms the demanded budgeted amount that merchant should invest in purchase of all required goods for full year. At the start of the business, if forecast is manual it may not be close to reality so some budget should be allocated as per current manual predictions later it should be corrected when actual demand data is being used for recalculating demand forecast. Similar to corrections in the procurement of good as per revised predictions, the corrections are also made periodically in the budget set of each product (thereby total purchase budget).</text:p>
        </text:list-item>
        <text:list-item>
          <text:p text:style-name="P11">Merchant will add different expense headers coming under fixed expenses such as rental/ infrastructure expenses, staff salaries, communication expenses etc. and define annual budget for each of them so as to arrive at total annual budget for fixed expenses.</text:p>
        </text:list-item>
        <text:list-item>
          <text:p text:style-name="P11">Similarly merchant has expected to have been negotiated with delivery/courier agencies on delivery charges per unit weight. By forecasting for subscription business growth, thereby categorizing current + future deliveries in different weight categories and finally applying delivery charge per unit kg he/she should be able to arrive at budget required for delivery specific expenses for full year. </text:p>
        </text:list-item>
        <text:list-item>
          <text:p text:style-name="P11">Merchant should order volume of different products in defined chunks as per demand forecast of each. Inventory management is considered to be an external/third party system which will be expected to maintain logistics. After placing the order we will assume here that the stocks of each product will be available on time in required quantities.</text:p>
        </text:list-item>
        <text:list-item>
          <text:p text:style-name="P11">Apart from analysis of historical performance of each product, analysis of historical subscriptions is also carried out and the outcome of analysis is in the form of various recommendations. For example: Depending upon the annual spend pattern by subscribers on their subscriptions and/or average subscription period, hints the merchant to define appropriate benefit schemes through which subscribers will promoted to buy for more volume of goods or subscribe for longer possible duration. For example: If 12% of the total subscriptions are above 40,000 Rs. of subscription cost, 23% are above 30,000 Rs and so on, a recommendation is made to define a benefit scheme which will motivate subscribers to subscribe for more than 30,000 Rs. and more than 40,000 Rs so as to increase the percentage to 20% and 30% respectively. Similarly if the 60% of subscribers <text:soft-page-break/>are subscribing for average of 6 months, a recommendation would be define a benefit scheme to motivate them for subscribe for more than 6 months.</text:p>
        </text:list-item>
        <text:list-item>
          <text:p text:style-name="P11">Merchant will make budget provision for offering benefits for the subscribers defined as per recommendations as seen above. He will arrange to deposit appropriate cashback amount/reward points in eligible subscribers’ account upon fulfilling eligibility for a benefit scheme.</text:p>
        </text:list-item>
        <text:list-item>
          <text:p text:style-name="P11">Merchant is expected to hand over a daily delivery calendar to external logistics system each day, where delivery baskets created (as per schedule given by subscribers) will be listed for dispatch the next day. Here too, the system which takes care of delivering goods will not be in purview of subscription ecosystem and considered external/third party.</text:p>
        </text:list-item>
        <text:list-item>
          <text:p text:style-name="P11">Merchant will have some monitoring and tracking mechanism grossly grouped under ‘Business Activity Monitoring’ where he/she can view overall business performance as well as performance of individual product. He/she can also compare performances of substitutes. He should also get alerts such as bad performers, additional purchase for some products /other budgetary needs etc. Thus such an information should help him keep updated with latest business status as well as provide useful timely alerts so that he can manage the situation will instead of being victim of surprises.</text:p>
        </text:list-item>
        <text:list-item>
          <text:p text:style-name="P11">At the end of every predefined period (say quarter, half year or year) merchant should be able to reconcile his total gains against expenses. He should be able to do that against each budget header individually so as to understand where he has saved cost and where he had to spend more.</text:p>
        </text:list-item>
        <text:list-item>
          <text:p text:style-name="P11">Merchant should also have made provision for other expenses such as local taxes, and created a schedule to calculate each of them and pay them at timely manner.</text:p>
        </text:list-item>
        <text:list-item>
          <text:p text:style-name="P11">Finally he/she should have set a system to manage the exceptional situations such as return of deliveries, out of stock situations, disputes over benefits/payments, subscriber grievance handling etc. where someone should track each exception to closure as well as maintain history of the same.</text:p>
        </text:list-item>
        <text:list-item>
          <text:p text:style-name="P11">In case merchant makes changes to earlier product/subscription/benefits/payments configuration the same will not be applicable for already active subscription but will be applied to the subscriptions registered/renewed after the configured change. For example</text:p>
          <text:list>
            <text:list-item>
              <text:p text:style-name="P11">In case merchant has changed the price commitment category for a product from ‘price committed’ to ‘none committed’ then the same will be effective to subscriptions after this change.</text:p>
            </text:list-item>
            <text:list-item>
              <text:p text:style-name="P11">In case merchant defines a new benefit scheme, the same will be applicable only to subscriptions registered/renewed after the benefit scheme definition.</text:p>
            </text:list-item>
            <text:list-item>
              <text:p text:style-name="P11">In case merchant introduces a new payment scheme or expires any existing payment scheme, existing active subscriptions remain unaffected by this change. The new payment scheme will be applicable to only to newer subscriptions registered/renewed after the scheme definition. Also expiration of an existing payment scheme will not affected existing active subscriptions who have selected that payment scheme until end of their life.</text:p>
            </text:list-item>
          </text:list>
        </text:list-item>
        <text:list-item>
          <text:p text:style-name="P11">Finally merchant will be getting number of introspection reports which will make him/her aware of the various decisions made by him/her during the financial year and impact of those decisions in terms of various business parameters. For example</text:p>
          <text:list>
            <text:list-item>
              <text:p text:style-name="P11"><text:soft-page-break/>In case merchant has laid out a specific benefit scheme to attract subscriber to purchase more volume of goods, an introspection report will let him know the situation of high volume purchasers before and after the benefit scheme activation.</text:p>
            </text:list-item>
            <text:list-item>
              <text:p text:style-name="P11">In case merchant has introduced a new payment scheme, the number of subscriptions adopting this scheme and number of defaulters (who adopted this new payment scheme) due to introduction of this scheme.</text:p>
            </text:list-item>
            <text:list-item>
              <text:p text:style-name="P11">Amount of budget provisioned for a business header (say goods purchase cost) at the start of financial year and until end of the financial year so as to understand effectiveness of ‘start of the year’ predictions.</text:p>
            </text:list-item>
          </text:list>
        </text:list-item>
      </text:list>
      <text:p text:style-name="P7">There can be many more introspection reports which will validate effectiveness of various decisions made by the merchant for business growth.</text:p>
      <text:h text:style-name="P5" text:outline-level="3">Ecosystem Perspective</text:h>
      <text:p text:style-name="P8"/>
      <text:p text:style-name="P8">So far we have seen standard set of operations/responsibilities which the obvious stakeholders, subscribers and merchant will carry out. Some of these operations are straightforward, whereas others require analysis of current situation and make appropriate decisions.</text:p>
      <text:p text:style-name="P8">For example, a subscriber subscribing for a total annual subscription of 39,000 Rs., may be unware that if he/she just boosts his annual subscription content by few more items having total worth of 1000 Rs. then he/she would be eligible for lucrative benefit scheme, which states the criteria as to reward subscribers who have subscribed for 40,000 rs or more worth of items. Due to this additional purchase the gained rewards reduce the effective value of his/her subscription to 38,750 Rs.. <text:s text:c="2"/>In order to make full advantage of the different benefit schemes, subscribers need to be fully aware of the different promotional schemes being run by the merchant and how many/which all benefits they can grab if they fill their basket little thoughtfully and intelligently.</text:p>
      <text:p text:style-name="P8">On merchant side, merchant has to make periodic decisions to change the offer price of each product as demand of each of them has been continuously changing. But for this, he/she should be continuously monitoring performance of each of the product and should be able to compare it with the performance of all its competitors. Also there is no guidance to him/her on how much the price should increase/decrease. Some calculated guess may be used to determine revised offer price. Imagine the retail situation where merchant has published few thousand different products for subscription. It will be practically impossible to monitor each product and take timely and accurate decision on price change for each of them.</text:p>
      <text:p text:style-name="P8">Everyone would agree that handling such voluminous business without any automated analysis and decision support will be practically impossible. Processing of large volume of data so as to arrive at probable trends or behaviour at various dimensions (example: customer buying patterns, product performance, business level delivery volumes, overall revenue/loss/profit trends, weight wise delivery volume per period etc.) without sophisticated software systems would get the business into grave risks, or it may miss multiple opportunities to grow the business beyond current level due to absence of timely triggers.</text:p>
      <text:p text:style-name="P8">So the ‘ecosystem perspective’ is very much essential where ecosystem itself should provide the necessary ‘intelligence’ for data analysis, decision making, timely notifications and <text:soft-page-break/>recommendations, by which managing whole business for the merchant should become a seamless endeavour. Let’s see the kind of intelligent value additions that the ecosystem can bring for the merchant and for the subscribers so as to maximize their gains.</text:p>
      <text:p text:style-name="P8">Here the intent is not to list down all the mundane tasks that any shopping software system can provide to the stakeholders such as</text:p>
      <text:list xml:id="list4137214834" text:style-name="WWNum89">
        <text:list-item>
          <text:p text:style-name="P12">Show subscribers catalogue of different products each with current offer price and eligible pricing category. Enable subscriber to choose desired product with appropriate volume per delivery and complete subscription.</text:p>
        </text:list-item>
        <text:list-item>
          <text:p text:style-name="P12">Create and Keep track of subscribers baskets</text:p>
        </text:list-item>
        <text:list-item>
          <text:p text:style-name="P12">Receive and process payment</text:p>
        </text:list-item>
        <text:list-item>
          <text:p text:style-name="P12">Enable shipping of delivery baskets at precisely determined times.</text:p>
        </text:list-item>
      </text:list>
      <text:p text:style-name="P8">Such a list can grow infinite but it will mainly bring automation, and not any intelligence. So we will cover them in respective domain description. But here we are only focusing on the intelligent analysis and decision support that the ecosystem provides so as to bring appropriate and timely recommendations for the merchants which will make them make/correct decisions.</text:p>
      <text:h text:style-name="P6" text:outline-level="4">Assistance to Subscribers </text:h>
      <text:p text:style-name="P7"/>
      <text:list xml:id="list460826466" text:style-name="WWNum33">
        <text:list-item>
          <text:p text:style-name="P13">The ecosystem can keep track of the current subscription contract that a subscriber has entered into, and calculate how far he/she is (in terms of volume of purchase, duration of association etc.), from various benefit schemes. When a subscribers is getting closer/falling little short of being eligible for any benefit scheme, the ecosystem can advise the subscriber to bridge the short gap by which he/she can be eligible for the nearest benefit scheme.</text:p>
        </text:list-item>
        <text:list-item>
          <text:p text:style-name="P13">When a subscriber selects a product for subscription, he/she can be shown list and offer prices of all competitor products (substitutes) and any additional offer scheme on any of them. It will help him/her take appropriate decision on whether to stick to the chosen brand or to go for a cheaper option (if the item itself has very trivial purpose).</text:p>
        </text:list-item>
        <text:list-item>
          <text:p text:style-name="P13">When subscription has been confirmed, the ecosystem can pre-emptively create and organize deliveries, each listing appropriate content and delivery date in such a way that each pair of overlapping deliveries will be combined into a single aggregate delivery basket. Then it can publish a calendar to the subscriber where he/she can see when he will be getting each of the delivery baskets throughout the subscription period and what each basket will contain. Thus it is helping in optimizing the delivery cost thereby increasing margin.</text:p>
        </text:list-item>
        <text:list-item>
          <text:p text:style-name="P13">Ecosystem can provide ability to define and process different payment schemes thereby providing flexibility for the subscriber choose a suitable one according to his pend appetite. But number of payment schemes may confuse the subscriber. Hence a simulation of approximate pay amount in each payment cycle that subscriber will have to pay, can be exercised by the ecosystem on the defined subscription and the calendar of approximate payment amount and delivery cycle/date can be shown to the subscriber so that he/she can assure that the payment scheme chosen by him/her is the one which is feasible/affordable to him/her.</text:p>
        </text:list-item>
        <text:list-item>
          <text:p text:style-name="P13"><text:soft-page-break/>Ecosystem can track each subscription in terms of deliveries against payments, based on selected payment scheme. In case deliveries made so far are in proportion to the payment received, no further deliveries will be made until further payment is received. Also it will provide timely intimations to the subscribers on pending minimum payments.</text:p>
        </text:list-item>
        <text:list-item>
          <text:p text:style-name="P13">The ecosystem enables merchant provide various definition scheme for all the promotional parameters that the merchant wants to enhance. For example merchant has understood that maximum subscription amount that a subscriber has subscribed is limited to Rs. 30,000, then in order to enhance the average volume of subscription beyond this amount, he/she should be able to define a benefit scheme where the rule will be set to reward subscribers who will subscribed for more than Rs. 30,000 and also able to define how these benefits will be dispensed to the eligible subscribers.</text:p>
        </text:list-item>
        <text:list-item>
          <text:p text:style-name="P13">The ecosystem can dispense the benefits to an eligible subscriber in proportion to the deliveries being made to him/her so far, as defined in the respective benefit scheme. For example: If a subscriber has become eligible to earn 100 reward points on the total subscription, then 20% of the rewards points will be vested to him/her on 3<text:span text:style-name="T4">rd</text:span> delivery,30% after 6<text:span text:style-name="T4">th</text:span> delivery and 50% on 12<text:span text:style-name="T4">th</text:span> (last) delivery, depending on the vesting policy being chosen by merchant. Due to uncertainty of continuation of subscription contract until its end the benefits calculated at the confirmation of subscription should be dispensed proportional to their actual business with merchant. Thus, even if a subscriber who had earlier committed an annual subscription of 40,000 Rs., has cancelled the contract in between (say in 3<text:span text:style-name="T4">rd</text:span> month) then he has been given only 30% of the total benefits as defined by the vesting policy in the benefit scheme.</text:p>
        </text:list-item>
        <text:list-item>
          <text:p text:style-name="P13">Similar to point above the ecosystem can adjust the benefit points according to the changes that subscriber is making in the subscription. If subscriber has removed few items from current subscription then the benefits are recalculated, if any new items are added then benefits are recalculated and so on and communicated to subscriber. It would be more appropriate if the changes are ‘warned’ before subscriber commits the decision to alter subscription contract so that he/she should be aware of the consequences before committing changes.</text:p>
        </text:list-item>
      </text:list>
      <text:p text:style-name="P7"/>
      <text:h text:style-name="P6" text:outline-level="4">Assistance to merchants</text:h>
      <text:list xml:id="list311562364" text:style-name="WWNum34">
        <text:list-item>
          <text:p text:style-name="P14">The most important responsibility that the ecosystem can carry out is to provide the capability to do the predictions, given any historical inputs. Forecasting is a basic building block because it is going to predict future of certain aspect. <text:s/>Firstly the predictions will trigger appropriate notifications to keep merchant aware of changing situations. Moreover different analytics/decision capabilities will use the historical data and predictions to make appropriate decisions and recommend the same to merchant with reason for each of them. These recommendations will assist merchant take appropriate decisions. We will see how, in the coming points. </text:p>
        </text:list-item>
        <text:list-item>
          <text:p text:style-name="P14">Historical data on new subscriptions, churned subscriptions and total subscriptions of a product is fed to the forecasting engine to forecast how the product will perform in near future. This forecast will drive the decision on how much volume of a product will be needed throughout year and hence calculate budget provision for its purchase cost. Appropriate budget recommendation is made to merchant which he/she will accept or override by putting more or less budget.</text:p>
        </text:list-item>
        <text:list-item>
          <text:p text:style-name="P14"><text:soft-page-break/>The product performance forecast also drives a decision on in what stages the product volume should be procured from the suppliers(as the procurement should be closer to deliveries in order to avoid wastage, through expiration of product batches). Thus it will enable creation of the calendar of procurement volume against dates for each product. Merchant can share them with respective suppliers, by which they will come to know when/how much volume to deliver for their supply item and on what dates. <text:s/></text:p>
        </text:list-item>
        <text:list-item>
          <text:p text:style-name="P14">Each product performance will help decision engine determine the latest offer price of that product aligning to demand trend. Pricing decision engine may be using multiple different algorithms which determine latest offer price of the product based on current demand vs supply trend and their impact on revenue and profit figures. Again every time price is to be changed for a product the changed value is recommended to merchant. Merchant may accept or override it.</text:p>
        </text:list-item>
        <text:list-item>
          <text:p text:style-name="P14">As market trends do not remain same for very long time, the forecast made initially will become obsolete in short time and there is a need to autocorrect it from time to time so that forecasts will closely follow current reality. Forecasting engine should intelligently determine when to calculate new forecasts, typically when the difference between forecast values and real values grows beyond certain set threshold. As forecasts are changed they may in turn also demand alterations in budget, supplier procurement schedule or offer price and drive these changes. It makes the ecosystem fault tolerant and auto corrective. It will closely follow the real data and when earlier predictions falls off current trends, it will auto correct itself as well as cascade corrections in respective decisions made earlier.</text:p>
        </text:list-item>
        <text:list-item>
          <text:p text:style-name="P14">The pricing engine closely follows changes in demands and their impact on revenue and growth. According to the same the configured pricing algorithm decides to make changes to current offer price. For example: The default intension of pricing engine may be to keep lowering price so as to attract more and more subscribers as long as demand, revenue and profit grows. But sometimes profit starts declining despite of demand showing increasing trend, because the total cost is closely competing with revenue, thereby reduction in profit (=revenue-cost). In such case the pricing engine is expected to increase price (proportional to growth rate) so as to make up profit figures. Alternatively based on historical performance data pricing engine may ‘train’ itself on the situations where price can be increased or decreased. For example: If demand of a substitute product is decreasing, demand of complementary product is increasing it is going to yield additional demand for product under concern and its offer price would ideally increase. But if demand of substitute is on increase then the offer price of the product in concern should decrease and so on. </text:p>
        </text:list-item>
      </text:list>
      <text:p text:style-name="P7">In short there can be different algorithms, such as custom made algorithms which are profit focused, or regression based algorithms which are trend and seasonality focused or machine learning based algorithms which are comprehensively situation sensing ones and so on. But all there algorithms churn historical data and predict price based on current forecasts.</text:p>
      <text:p text:style-name="P7">When a new offer price is recommended for a product, the ecosystem can also project the cost, revenue and profit figures for the forecasted demand for that product, so that merchant can understand the situation due to which price change is recommended and impact of price change on forecasted demand. It will justify the price change recommendation and merchant may accept it or modify recommended price.</text:p>
      <text:list xml:id="list161955026915615" text:continue-numbering="true" text:style-name="WWNum34">
        <text:list-item>
          <text:p text:style-name="P14"><text:soft-page-break/>Predictions will also be made on the full subscriptions. It will predict how many new subscriptions will get added, how many subscriptions may get cancelled in between or how much the total subscriptions count will grow for each period. This will give a clear picture on how the complete subscription business is doing. It will help make the merchant decide on whether to invest in promotional measures in an attempt to improve growth rate and on which segment (for attracting new potential subscribers or for stopping existing subscribers from cancelling their subscriptions by fixing the reasons of dissatisfactions or by offering lucrative benefits etc.).</text:p>
        </text:list-item>
        <text:list-item>
          <text:p text:style-name="P14">Predictions will be made on deliveries in each weight category which are getting delivered to the subscriber periodically. How many baskets between 3-5 kg are delivered per month, how many of them are between 5-7 kg and so on. It helps the delivery expense calculation engine to calculate how much delivery cost will be needed per month or for full year. It will set the budget for delivery expenses, which merchant may override. But this multilevel forecast will also help calculate per unit delivery expense for each product unit being delivered. The per unit delivery expense get added to the breakeven price of each product/brand, thereby enabling correct calculation of revenue and net/gross profit for each product.</text:p>
        </text:list-item>
        <text:list-item>
          <text:p text:style-name="P14">Analysis of historical data on range of subscription amounts that different subscribers have subscribed will help merchant determine, in which amount ranges majority of the subscribers are subscribing for. It will then help him/her decide what benefit schemes should be defined so as to increase the average subscription amount a subscriber is subscribing to, to a new threshold. Similarly analysis of subscription historical data will provide average subscription period that majority of the subscribers are subscribing for. Similarly how many times an average subscriber is renewing his/her subscription. Similarly how many subscribers drop off their subscription contract before it finishes and what are the reasons for the same.</text:p>
        </text:list-item>
      </text:list>
      <text:p text:style-name="P7">All this analysis should be fed to appropriate benefits decision engine which should then make recommendations to the merchant on which benefit schemes( the criteria factor(s)) are most appropriate to be launched, or if they already exist if there is a need to change their threshold values.</text:p>
      <text:p text:style-name="P7">Ecosystem will then also determine how much budget should be set for each benefit scheme for distributing this benefit among the subscribers who become eligible for criteria set by the specific benefit scheme.</text:p>
      <text:list xml:id="list161954492964342" text:continue-numbering="true" text:style-name="WWNum34">
        <text:list-item>
          <text:p text:style-name="P14">Defining a benefit scheme by identifying business aspects which need promotional measures and determining eligibility criteria for each of the benefit scheme is not an easy task. For example: If analysis of historical data tells merchant that average subscription period is 6 months, then he should define a benefit scheme which will reward the subscribers who will subscribe ( and complete the subscription) for more than 6 months. Similarly if the historical data tells the story that average subscription amount is 30,000 Rs, then merchant may wish to define a benefit scheme where he/she will offer lucrative benefits on subscribers subscribing for more than 30,000 Rs. Once he/she determines what benefit scheme(s) to define how will he/she defines it. The ecosystem can offer some kind of ‘domain specific language (DSL)’ to define any benefit scheme and set its life period. Finally the ecosystem can keep on vesting awarded benefits to eligible subscription accounts. Thus all the levels of multi-level benefits model (apart from <text:soft-page-break/>committed/non-committed and discounted offer price) can be defined and executed automatically through the ecosystem.</text:p>
        </text:list-item>
        <text:list-item>
          <text:p text:style-name="P14">As we have seen so far, budgets are set for purchase provisioning, fixed expenses, delivery expenses, for executing multiple benefits schemes, for taxations etc. based on various recommendations from ecosystem. Now it’s time to carry out business level tracking where performance of each product and the business by each subscriber should get consolidated here in the form of incoming revenue. As payments have been made from time to time to all vendors from whom products/services are being procured, the total payments should get reconciled against the set budget under each header and should tell the overall business story to the merchant. If the same needs to be done by manual process then it would be a cumbersome task attracting lot of investment of trained financial staff who will track each penny coming in or going out and finally reconcile the balance sheet. Business is much more than that. </text:p>
        </text:list-item>
      </text:list>
      <text:p text:style-name="P7">For each business expense header ecosystem can make close to precise predictions on how much budgetary needs each will have. It will also give timely notifications if budgetary provision are going out of hands with information on reasons for the same. It should account for each incoming rupee and translate it against revenue, profit or unused expense. When trend changes the budgets should adjust themselves. If a product is making losses there should be an automated recommendation to make provisions for additional discounts for the same. The product which is making excess profit should help the product which are doing bad by donating their excess gains, thereby maintaining financial equilibrium. Finally business should keep on tracking and telling the stories on any deviations from stated predictions through various measures such as activity tracking, metrics calculation and monitoring. Such an intelligent business management for subscription business is expected to be provided by the ecosystem. </text:p>
      <text:h text:style-name="P5" text:outline-level="3">Summary</text:h>
      <text:p text:style-name="P8"/>
      <text:p text:style-name="P8">We have tried to cover the high level business lifecycle of subscription business from the point of view of stakeholders’ perspective. <text:s/>We have seen that the ecosystem should be capable of assisting as much as it can to help subscribers and merchants achieve their objectives without disrupting each other’s gains.</text:p>
      <text:p text:style-name="P8">From the description above we realized that responsibilities/capabilities of ecosystem listed above requires precise categorization as some of them are related to assisting subscribers with latest rules, related to setting annual budget provisioning for different headers, related to determining of pricing for all products, related to definition of appropriate benefit schemes suitable at given time, related to tracking of deliveries and controlling wastage and optimization of cost, related to business <text:s/>monitoring etc. <text:s/>Also each of it requires lot of deeper digging so as to understand how to really achieve it, as merely guidelines may be useless.</text:p>
      <text:p text:style-name="P8">So now we will go back to our earlier definition of ecosystem and decompose it into different domains. Each domain is responsible for specific business concern related to subscription business and will have its own lifecycle which may be dependent on life event from some other domain. The lifecycle explain how/when the domain comes to life and how/when it carries out responsibilities assigned to it as part of its lifecycle.</text:p>
      <text:p text:style-name="P8"><text:soft-page-break/>In this lifecycle we will describe in detail each algorithm that a specific domain is leveraging to carry out some of the ‘intelligent’ work and comes up with timely and appropriate notification/ recommendation for either of the stakeholders.</text:p>
      <text:p text:style-name="P8">The domain itself does not represent a computer software system, as the same lifecycle can be exercised as part of manual subscription business process as the business level lifecycle and the enablers required for it will remain same no matter if it is implemented through a sophisticated computer based system or through manual execution. But as we said earlier the real ‘smartness’ will be enabled only if appropriate computer based system is used for data analysis, taking inference out of its outcome and make precise recommendations. It is up to the reader to perceive it either ways. <text:s/>So let’s start our journey to different domains</text:p>
      <text:p text:style-name="P8"/>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Arial Unicode MS1" svg:font-family="'Arial Unicode M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rame_20_contents" style:display-name="Frame contents" style:family="paragraph" style:parent-style-name="Standard" style:class="extra"/>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Contents_20_9" style:display-name="Contents 9" style:family="paragraph" style:parent-style-name="Standard" style:next-style-name="Standard" style:default-outline-level="" style:class="index">
      <style:paragraph-properties fo:margin-left="3.10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8" style:display-name="Contents 8" style:family="paragraph" style:parent-style-name="Standard" style:next-style-name="Standard" style:default-outline-level="" style:class="index">
      <style:paragraph-properties fo:margin-left="2.716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7" style:display-name="Contents 7" style:family="paragraph" style:parent-style-name="Standard" style:next-style-name="Standard" style:default-outline-level="" style:class="index">
      <style:paragraph-properties fo:margin-left="2.328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6" style:display-name="Contents 6" style:family="paragraph" style:parent-style-name="Standard" style:next-style-name="Standard" style:default-outline-level="" style:class="index">
      <style:paragraph-properties fo:margin-left="1.9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5" style:display-name="Contents 5" style:family="paragraph" style:parent-style-name="Standard" style:next-style-name="Standard" style:default-outline-level="" style:class="index">
      <style:paragraph-properties fo:margin-left="1.552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4" style:display-name="Contents 4" style:family="paragraph" style:parent-style-name="Standard" style:next-style-name="Standard" style:default-outline-level="" style:class="index">
      <style:paragraph-properties fo:margin-left="1.16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ontents_20_3" style:display-name="Contents 3" style:family="paragraph" style:parent-style-name="Standard" style:next-style-name="Standard" style:default-outline-level="" style:class="index">
      <style:paragraph-properties fo:margin-left="0.776cm" fo:margin-right="0cm" fo:margin-top="0cm" fo:margin-bottom="0.176cm" style:contextual-spacing="false" fo:text-indent="0cm" style:auto-text-indent="false"/>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176cm" style:contextual-spacing="false" fo:text-indent="0cm" style:auto-text-indent="false"/>
    </style:style>
    <style:style style:name="Contents_20_1" style:display-name="Contents 1" style:family="paragraph" style:parent-style-name="Standard" style:next-style-name="Standard" style:default-outline-level="" style:class="index">
      <style:paragraph-properties fo:margin-top="0cm" fo:margin-bottom="0.176cm" style:contextual-spacing="false"/>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Index_20_Link" style:display-name="Index Link"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7" style:display-name="ListLabel 37"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font-weight="normal" style:font-weight-asian="normal"/>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2" style:display-name="ListLabel 2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3" text:bullet-char="-">
        <style:list-level-properties text:list-level-position-and-space-mode="label-alignment">
          <style:list-level-label-alignment text:label-followed-by="listtab" fo:text-indent="-0.635cm" fo:margin-left="3.175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4"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7"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7"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38"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39"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format="a" style:num-letter-sync="true" text:start-value="9">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MP2" style:family="paragraph" style:parent-style-name="Footer">
      <style:text-properties fo:language="en" fo:country="IN"/>
    </style:style>
    <style:style style:name="MT1" style:family="text">
      <style:text-properties fo:color="#8496b0" loext:opacity="100%" fo:font-size="12pt" fo:letter-spacing="0.106cm" style:font-size-asian="12pt" style:font-size-complex="12pt"/>
    </style:style>
    <style:style style:name="MT2" style:family="text">
      <style:text-properties fo:color="#8496b0" loext:opacity="100%" fo:font-size="12pt" style:font-size-asian="12pt" style:font-size-complex="12pt"/>
    </style:style>
    <style:style style:name="MT3" style:family="text">
      <style:text-properties fo:color="#323e4f" loext:opacity="100%" fo:font-size="12pt" style:font-size-asian="12pt" style:font-size-complex="12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text:span><text:span text:style-name="MT2"> </text:span><text:span text:style-name="MT3"><text:page-number text:select-page="current">1</text:page-number></text:span><text:span text:style-name="MT3"><text:s/>| </text:span><text:span text:style-name="MT3"><text:page-count style:num-format="1">15</text:page-count></text:span></text:p>
        <text:p text:style-name="MP2"/>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Subscription Ecosystem </dc:title>
    <dc:date>2020-10-03T16:11:13.146130013</dc:date>
    <meta:editing-duration>P0D</meta:editing-duration>
    <meta:editing-cycles>1</meta:editing-cycles>
    <meta:generator>LibreOffice/7.0.1.2$MacOSX_X86_64 LibreOffice_project/7cbcfc562f6eb6708b5ff7d7397325de9e764452</meta:generator>
    <meta:document-statistic meta:table-count="0" meta:image-count="0" meta:object-count="0" meta:page-count="15" meta:paragraph-count="109" meta:word-count="7780" meta:character-count="49744" meta:non-whitespace-character-count="42115"/>
    <meta:template xlink:type="simple" xlink:actuate="onRequest" xlink:title="" xlink:href="../../doc1.odm" meta:date="2020-10-03T16:13:11.701299302"/>
  </office:meta>
</office:document-meta>
</file>